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e Medienwissenschaft ist eine Kulturwissenschaft, da Medien mit der Kultur stark gekoppelt sind, in dem Sinne, dass sie Kulturen verknüpfen und ein Teil des Schaffungsprozesses sein können. Ein wichtiger Zusammenhang der Medienwissenschaft mit der Kulturwissenschaft ist außerdem ihre Herkunft, aus u.a. der Volkskunde, der Theater-, sowie der Literaturwissenschaft.</text:p>
      <text:p text:style-name="Standard"/>
      <text:p text:style-name="Standard"/>
      <text:p text:style-name="Standard">Das sind viele Fragen, die nicht unbedingt den größten Zusammenhang haben oder? Also zu 1.</text:p>
      <text:p text:style-name="Standard"/>
      <text:p text:style-name="Standard">Das sind doch jetzt mehrere nicht gerade stark zusammenhängende Fragen. Zu 1. denke ich, dass diese 5 Ebenen des Mediums gemeint sind -&gt; die technische Ebene folgt aus der medialen Darbietung; Die künstlerische Ebene folgt aus der symbolischen Darstellung. Zu 2. Medien können Botschaften übertragen im Sinne von beispielsweise einem Brief in einer e-mail, leisten aber mehr als das, durch die mediale Darbietung -&gt; wir lesen eine SMS anders als einen Leserbrief. Diese beiden Faktoren wirken vermittelnd zwischen Sender und Empfänger -&gt; "Das Medium stellt einen Zugang her, wo wir sonst keinen Zugang haben". Beispiel: Wegen dem Medium Facebook bin ich gerade für dich erreichb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07T15:29:55.66</meta:creation-date>
    <meta:document-statistic meta:table-count="0" meta:image-count="0" meta:object-count="0" meta:page-count="1" meta:paragraph-count="3" meta:word-count="168" meta:character-count="1139"/>
    <dc:date>2013-02-07T16:18:02.91</dc:date>
    <meta:editing-duration>PT2M46S</meta:editing-duration>
    <meta:editing-cycles>1</meta:editing-cycles>
    <meta:generator>OpenOffice.org/3.4.1$Win32 OpenOffice.org_project/341m1$Build-9593</meta:generator>
  </office:meta>
</office:document-meta>
</file>